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08cm" svg:height="5.228cm" svg:x="2.143cm" svg:y="2.397cm">
          <draw:text-box>
            <text:p/>
            <text:p>customer(</text:p>
            <text:p><text:span text:style-name="T1">cardNum</text:span>,</text:p>
            <text:p>fName,</text:p>
            <text:p>lName,</text:p>
            <text:p>phoneNum)</text:p>
            <text:p/>
          </draw:text-box>
        </draw:frame>
        <draw:frame draw:style-name="gr2" draw:text-style-name="P1" draw:layer="layout" svg:width="5.116cm" svg:height="3.73cm" svg:x="11.759cm" svg:y="8.366cm">
          <draw:text-box>
            <text:p>checkout(</text:p>
            <text:p><text:span text:style-name="T1">transactionNum</text:span>,</text:p>
            <text:p>dueDate)</text:p>
            <text:p/>
          </draw:text-box>
        </draw:frame>
        <draw:frame draw:style-name="gr3" draw:text-style-name="P1" draw:layer="layout" svg:width="4.191cm" svg:height="4.572cm" svg:x="2.016cm" svg:y="8.493cm">
          <draw:text-box>
            <text:p>book(</text:p>
            <text:p><text:span text:style-name="T1">ID,</text:span></text:p>
            <text:p>Title,</text:p>
            <text:p>Author,</text:p>
            <text:p>checkedOut)</text:p>
            <text:p/>
          </draw:text-box>
        </draw:frame>
        <draw:frame draw:style-name="gr4" draw:text-style-name="P1" draw:layer="layout" svg:width="4.096cm" svg:height="4.517cm" svg:x="2.27cm" svg:y="13.446cm">
          <draw:text-box>
            <text:p>movie(</text:p>
            <text:p><text:span text:style-name="T1">ID</text:span>,</text:p>
            <text:p>Title,</text:p>
            <text:p>yearMade,</text:p>
            <text:p>checkedOut)</text:p>
            <text:p/>
          </draw:text-box>
        </draw:frame>
        <draw:line draw:style-name="gr5" draw:text-style-name="P2" draw:layer="layout" svg:x1="4.048cm" svg:y1="9.89cm" svg:x2="11.668cm" svg:y2="9.636cm">
          <text:p/>
        </draw:line>
        <draw:path draw:style-name="gr6" draw:text-style-name="P2" draw:layer="layout" svg:width="6.765cm" svg:height="4.996cm" svg:x="4.337cm" svg:y="9.751cm" svg:viewBox="0 0 6766 4997" svg:d="M0 4997c380-57 745-153 1145-139 415 14 781 154 1215 69 351-68 717-20 1075 0 394 22 733-218 1111-243 394-26 779-201 971-555 186-343 227-729 243-1110 14-351 170-687 174-1041 3-347-82-705 0-1041 95-390 359-775 763-937h69">
          <text:p/>
        </draw:path>
        <draw:path draw:style-name="gr6" draw:text-style-name="P2" draw:layer="layout" svg:width="0.904cm" svg:height="5.869cm" svg:x="16.725cm" svg:y="3.852cm" svg:viewBox="0 0 905 5870" svg:d="M0 5864c271-95 964 238 867-381-55-348 58-691 35-1041-25-370-4-740-35-1111-29-346 49-699 0-1041-53-363-98-717-173-1075-72-344 73-692 34-1041v-174">
          <text:p/>
        </draw:path>
        <draw:line draw:style-name="gr5" draw:text-style-name="P2" draw:layer="layout" svg:x1="17.51cm" svg:y1="4.048cm" svg:x2="5.826cm" svg:y2="4.42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6T20:21:42.144000000</meta:creation-date>
    <dc:date>2019-10-06T20:37:05.398000000</dc:date>
    <meta:editing-duration>PT5M13S</meta:editing-duration>
    <meta:editing-cycles>1</meta:editing-cycles>
    <meta:document-statistic meta:object-count="8"/>
    <meta:generator>LibreOffice/6.3.2.2$Windows_X86_64 LibreOffice_project/98b30e735bda24bc04ab42594c85f7fd8be07b9c</meta:generator>
  </office:meta>
</office:document-meta>
</file>